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4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4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text:s/>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
      <text:p text:style-name="Standard"><text:span text:style-name="T48">pip install opencv-contrib-python</text:span></text:p>
      <text:p text:style-name="Standard"/>
      <text:p text:style-name="Standard"/>
      <text:p text:style-name="Standard"/>
      <text:p text:style-name="P4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29T11:21:00Z</dc:date>
    <meta:template xlink:href="Normal.dotm" xlink:type="simple"/>
    <meta:editing-cycles>81</meta:editing-cycles>
    <meta:editing-duration>PT139020S</meta:editing-duration>
    <meta:document-statistic meta:page-count="4" meta:paragraph-count="20" meta:word-count="1608" meta:character-count="10434" meta:row-count="73" meta:non-whitespace-character-count="8846"/>
  </office:meta>
</office:document-meta>
</file>